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374" officeooo:paragraph-rsid="00072374"/>
    </style:style>
    <style:style style:name="P2" style:family="paragraph" style:parent-style-name="Standard">
      <style:text-properties officeooo:rsid="00072374" officeooo:paragraph-rsid="00072988"/>
    </style:style>
    <style:style style:name="P3" style:family="paragraph" style:parent-style-name="Standard">
      <style:text-properties officeooo:rsid="00072988" officeooo:paragraph-rsid="00072988"/>
    </style:style>
    <style:style style:name="P4" style:family="paragraph" style:parent-style-name="Standard">
      <style:text-properties officeooo:rsid="00091fd4" officeooo:paragraph-rsid="00091fd4"/>
    </style:style>
    <style:style style:name="T1" style:family="text">
      <style:text-properties officeooo:rsid="000729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pdump:</text:p>
      <text:p text:style-name="P1">is a command line interface</text:p>
      <text:p text:style-name="P4">is lightweight and uses fewer resources</text:p>
      <text:p text:style-name="P1"/>
      <text:p text:style-name="P1"/>
      <text:p text:style-name="P1">wireshark:</text:p>
      <text:p text:style-name="P1">has a gui</text:p>
      <text:p text:style-name="P4">offers more advanced filters and colorizing</text:p>
      <text:p text:style-name="P4">requires more system resources</text:p>
      <text:p text:style-name="P1"/>
      <text:p text:style-name="P1"/>
      <text:p text:style-name="P1">both:</text:p>
      <text:p text:style-name="P1">allow you to filter by any field</text:p>
      <text:p text:style-name="P3">crossplatform, if you include the specific windows version of tcpdump called WinDump</text:p>
      <text:p text:style-name="P3">free software</text:p>
      <text:p text:style-name="P2">use the li<text:span text:style-name="T1">bp</text:span>cap libra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1T09:51:27.559000000</dc:date>
    <meta:editing-duration>PT17M44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2" meta:word-count="52" meta:character-count="323" meta:non-whitespace-character-count="283"/>
  </office:meta>
</office:document-meta>
</file>